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dea" officeooo:paragraph-rsid="00020dea"/>
    </style:style>
    <style:style style:name="P2" style:family="paragraph" style:parent-style-name="Standard">
      <style:text-properties officeooo:rsid="0002c140" officeooo:paragraph-rsid="0002c140"/>
    </style:style>
    <style:style style:name="P3" style:family="paragraph" style:parent-style-name="Standard">
      <style:text-properties officeooo:rsid="0003dfc7" officeooo:paragraph-rsid="0003df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d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cuencia de letras en español:</text:p>
      <text:p text:style-name="P1">Webs:</text:p>
      <text:p text:style-name="P1"><text:a xlink:type="simple" xlink:href="https://es.sttmedia.com/frecuencias-de-letras-espanol#letras" text:style-name="Internet_20_link" text:visited-style-name="Visited_20_Internet_20_Link">https://es.sttmedia.com/frecuencias-de-letras-espanol#letras</text:a></text:p>
      <text:p text:style-name="P1"><text:a xlink:type="simple" xlink:href="https://web.archive.org/web/20131216055136/http://www.kriptopolis.org/frecuencia-letras-castellano" text:style-name="Internet_20_link" text:visited-style-name="Visited_20_Internet_20_Link">https://web.archive.org/web/20131216055136/http://www.kriptopolis.org/frecuencia-letras-castellano</text:a></text:p>
      <text:p text:style-name="P1"><text:a xlink:type="simple" xlink:href="https://www.jesusninoc.com/01/25/analisis-de-frecuencias-de-letras-en-el-libro-el-ingenioso-hidalgo-don-quijote-de-la-mancha-con-powershell-parte-6/" text:style-name="Internet_20_link" text:visited-style-name="Visited_20_Internet_20_Link">https://www.jesusninoc.com/01/25/analisis-de-frecuencias-de-letras-en-el-libro-el-ingenioso-hidalgo-don-quijote-de-la-mancha-con-powershell-parte-6/</text:a><text:line-break/><text:a xlink:type="simple" xlink:href="https://miscelaneamatematica.org/download/tbl_articulos.pdf2.afb8de651ca50ce4.313130372e706466.pdf" text:style-name="Internet_20_link" text:visited-style-name="Visited_20_Internet_20_Link">https://miscelaneamatematica.org/download/tbl_articulos.pdf2.afb8de651ca50ce4.313130372e706466.pdf</text:a> <text:span text:style-name="T2">Puede que sea un libro, pero no lo encuentro</text:span></text:p>
      <text:p text:style-name="P1"/>
      <text:p text:style-name="P2">Libros:</text:p>
      <text:p text:style-name="P1">Fletcher Pratt, Secret and Urgent: the Story of Codes and Ciphers Blue Ribbon Books, 1939, pp. 254-255: https://archive.org/details/secreturgentstor0000flet/page/254/mode/2up?view=theater</text:p>
      <text:p text:style-name="P1"/>
      <text:p text:style-name="P2">Frecuencia de letras en inglés:</text:p>
      <text:p text:style-name="P2">Libros:</text:p>
      <text:p text:style-name="P2">Fletcher Pratt, Secret and Urgent: the Story of Codes and Ciphers Blue Ribbon Books, 1939, pp. 252. : <text:a xlink:type="simple" xlink:href="https://archive.org/details/secreturgentstor0000flet/page/254/mode/2up?view=theater" text:style-name="Internet_20_link" text:visited-style-name="Visited_20_Internet_20_Link">https://archive.org/details/secreturgentstor0000flet/page/254/mode/2up?view=theater</text:a></text:p>
      <text:p text:style-name="P3">¿?</text:p>
      <text:p text:style-name="P3">Computational analysis of present-day American English : https://archive.org/details/computationalana00kuce/page/n5/mode/2up</text:p>
      <text:p text:style-name="P2"/>
      <text:p text:style-name="P2">Frecuencia de letras en Francés:</text:p>
      <text:p text:style-name="P2">Libros:</text:p>
      <text:p text:style-name="P2">Fletcher Pratt, Secret and Urgent: the Story of Codes and Ciphers Blue Ribbon Books, 1939, pp. 253-254. : <text:a xlink:type="simple" xlink:href="https://archive.org/details/secreturgentstor0000flet/page/254/mode/2up?view=theater" text:style-name="Internet_20_link" text:visited-style-name="Visited_20_Internet_20_Link">https://archive.org/details/secreturgentstor0000flet/page/254/mode/2up?view=theater</text:a></text:p>
      <text:p text:style-name="P2"/>
      <text:p text:style-name="P2">Frecuencia de letras en Alemán:</text:p>
      <text:p text:style-name="P2">Libros:</text:p>
      <text:p text:style-name="P2">Fletcher Pratt, Secret and Urgent: the Story of Codes and Ciphers Blue Ribbon Books, 1939, pp. 256-257. : <text:a xlink:type="simple" xlink:href="https://archive.org/details/secreturgentstor0000flet/page/254/mode/2up?view=theater" text:style-name="Internet_20_link" text:visited-style-name="Visited_20_Internet_20_Link">https://archive.org/details/secreturgentstor0000flet/page/254/mode/2up?view=theater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4:04:55.461000000</meta:creation-date>
    <dc:date>2023-09-04T15:06:43.142000000</dc:date>
    <meta:editing-duration>PT31M6S</meta:editing-duration>
    <meta:editing-cycles>1</meta:editing-cycles>
    <meta:document-statistic meta:table-count="0" meta:image-count="0" meta:object-count="0" meta:page-count="1" meta:paragraph-count="18" meta:word-count="122" meta:character-count="1485" meta:non-whitespace-character-count="1381"/>
    <meta:generator>LibreOffice/7.3.4.2$Windows_X86_64 LibreOffice_project/728fec16bd5f605073805c3c9e7c4212a0120dc5</meta:generator>
  </office:meta>
</office:document-meta>
</file>